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0F2EB0597E38411C57.png" manifest:media-type="image/png"/>
  <manifest:file-entry manifest:full-path="Pictures/1000020100000020000000207586B19A44D04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fo:font-weight="normal" officeooo:rsid="00086b07" officeooo:paragraph-rsid="00086b07" style:font-size-asian="10.5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normal" officeooo:rsid="0008da18" officeooo:paragraph-rsid="0008da18" style:font-size-asian="10.5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9pt" fo:font-weight="normal" officeooo:rsid="000d1470" officeooo:paragraph-rsid="001281b0" style:font-size-asian="8pt" style:font-weight-asian="normal" style:font-size-complex="8pt" style:font-weight-complex="normal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1281b0"/>
    </style:style>
    <style:style style:name="P5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8pt" fo:font-weight="normal" officeooo:rsid="001281b0" officeooo:paragraph-rsid="001281b0" style:font-size-asian="8pt" style:font-weight-asian="normal" style:font-size-complex="8pt" style:font-weight-complex="normal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281b0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DejaVu Sans Mono" fo:font-size="8pt" fo:font-weight="normal" officeooo:rsid="000d1470" officeooo:paragraph-rsid="000d1470" style:font-size-asian="8pt" style:font-weight-asian="normal" style:font-size-complex="8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DejaVu Sans Mono" fo:font-size="8pt" fo:font-weight="normal" officeooo:rsid="001281b0" officeooo:paragraph-rsid="001281b0" style:font-size-asian="8pt" style:font-weight-asian="normal" style:font-size-complex="8pt" style:font-weight-complex="normal"/>
    </style:style>
    <style:style style:name="P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text-align="start" style:justify-single-word="false" fo:background-color="#2b2b2b"/>
      <style:text-properties fo:color="#a9b7c6" style:font-name="DejaVu Sans Mono" fo:font-size="9pt" officeooo:paragraph-rsid="001281b0"/>
    </style:style>
    <style:style style:name="P10" style:family="paragraph" style:parent-style-name="Heading_20_2">
      <style:paragraph-properties fo:text-align="start" style:justify-single-word="false"/>
      <style:text-properties fo:font-size="12pt" fo:font-weight="normal" officeooo:rsid="0011ce25" officeooo:paragraph-rsid="0011ce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36cc" officeooo:paragraph-rsid="000736cc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79fd0" officeooo:paragraph-rsid="00079fd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9fd0" officeooo:paragraph-rsid="00079f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b656" officeooo:paragraph-rsid="0007b65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86b07" officeooo:paragraph-rsid="00086b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86b07" officeooo:paragraph-rsid="00095d9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8da18" officeooo:paragraph-rsid="0008da1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1388e" officeooo:paragraph-rsid="0011388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86b07" officeooo:paragraph-rsid="00086b0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8da18" officeooo:paragraph-rsid="0008da1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d1470" officeooo:paragraph-rsid="000d147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1ce25" officeooo:paragraph-rsid="0011ce2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.5pt" fo:font-weight="normal" officeooo:rsid="000d1470" officeooo:paragraph-rsid="000d1470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e181e" fo:font-size="12pt" fo:font-weight="normal" officeooo:rsid="000af3dd" officeooo:paragraph-rsid="000af3d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e181e" style:text-line-through-style="solid" style:text-line-through-type="single" fo:font-size="12pt" fo:font-weight="normal" officeooo:rsid="000af3dd" officeooo:paragraph-rsid="000af3dd" style:font-size-asian="10.5pt" style:font-weight-asian="normal" style:font-size-complex="12pt" style:font-weight-complex="normal"/>
    </style:style>
    <style:style style:name="P2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656" style:font-weight-asian="bold" style:font-weight-complex="bold"/>
    </style:style>
    <style:style style:name="T3" style:family="text">
      <style:text-properties fo:font-weight="bold" officeooo:rsid="000af3dd" style:font-weight-asian="bold" style:font-weight-complex="bold"/>
    </style:style>
    <style:style style:name="T4" style:family="text">
      <style:text-properties officeooo:rsid="00095d9b"/>
    </style:style>
    <style:style style:name="T5" style:family="text">
      <style:text-properties officeooo:rsid="000ac6a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officeooo:rsid="000b9b1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1470" style:font-size-asian="8pt" style:font-weight-asian="normal" style:font-size-complex="8pt" style:font-weight-complex="normal"/>
    </style:style>
    <style:style style:name="T10" style:family="text">
      <style:text-properties officeooo:rsid="00127991"/>
    </style:style>
    <style:style style:name="T11" style:family="text">
      <style:text-properties fo:color="#6a8759" style:font-name="DejaVu Sans Mono" fo:font-size="9pt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 fo:font-size="9pt"/>
    </style:style>
    <style:style style:name="T14" style:family="text">
      <style:text-properties fo:color="#cc7832" fo:font-size="9pt"/>
    </style:style>
    <style:style style:name="T15" style:family="text">
      <style:text-properties style:font-name="DejaVu Sans Mono" fo:font-size="9pt"/>
    </style:style>
    <style:style style:name="T16" style:family="text">
      <style:text-properties fo:font-size="9pt"/>
    </style:style>
    <style:style style:name="T17" style:family="text">
      <style:text-properties fo:color="#94558d" fo:font-size="9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13e7e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stgres and python</text:p>
      <text:p text:style-name="P11"/>
      <text:list xml:id="list3827389103" text:style-name="L1">
        <text:list-header>
          <text:p text:style-name="P12">pip = python packet installer</text:p>
        </text:list-header>
      </text:list>
      <text:p text:style-name="P13"/>
      <text:p text:style-name="P13"><text:span text:style-name="T2">Psycopg</text:span></text:p>
      <text:p text:style-name="P14">Most popular PostgreSQL database adapter for Python.</text:p>
      <text:p text:style-name="P14"/>
      <text:p text:style-name="P16"><text:span text:style-name="T1">Postgres/</text:span><text:span text:style-name="T3">pgAmind</text:span><text:span text:style-name="T1"> installation :</text:span> </text:p>
      <text:p text:style-name="P24">- apt-get install postgresql -10</text:p>
      <text:p text:style-name="P24">- login</text:p>
      <text:p text:style-name="P24"><text:tab/>→ </text:p>
      <text:p text:style-name="P24"/>
      <text:p text:style-name="P25">apt<text:span text:style-name="T6">-get install pgadmin (grafisches interface für python)</text:span></text:p>
      <text:p text:style-name="P24"><text:span text:style-name="T6">→ unter file → add Server (local)</text:span></text:p>
      <text:p text:style-name="P15"/>
      <text:p text:style-name="P19">Virtual enviroment <text:span text:style-name="T5">( nur für pythonumgebung, also nicht die postgres datab ansich)</text:span></text:p>
      <text:p text:style-name="P18"/>
      <text:p text:style-name="P15">sudo apt-get install virtualenv</text:p>
      <text:p text:style-name="P15"/>
      <text:p text:style-name="P15">!!<text:span text:style-name="T10">WICHTIG NICHT MIT sudo installieren”</text:span></text:p>
      <text:p text:style-name="P1">virtualenv --python=/usr/bin/python3 venvs/postgrestest =erstelle virtuele enviroment</text:p>
      <text:p text:style-name="P1"/>
      <text:p text:style-name="P1">source ~/venvs/postgrestest/bin/activate <text:s/>aktiviere virtuelle env</text:p>
      <text:p text:style-name="P1"/>
      <text:p text:style-name="P20">Installation psycopg2 <text:span text:style-name="T4">in virtuell</text:span></text:p>
      <text:p text:style-name="P2">pip install psycopg2</text:p>
      <text:p text:style-name="P2"/>
      <text:p text:style-name="P2">→<text:span text:style-name="T7"> check </text:span></text:p>
      <text:p text:style-name="P2"><text:tab/>→<text:span text:style-name="T7"> start python2 und import psycopg2</text:span></text:p>
      <text:p text:style-name="P17"/>
      <text:p text:style-name="P22">pycharm setting for virtual enviroment</text:p>
      <text:h text:style-name="P10" text:outline-level="2"><text:bookmark text:name="python_create_virtual_env"/>To create a virtual environment</text:h>
      <text:list xml:id="list1229145568" text:style-name="L2">
        <text:list-item>
          <text:p text:style-name="P26"><text:bookmark text:name="d120060e27"/><text:bookmark text:name="d120060e28"/>In the Settings/Preferences dialog (<text:span text:style-name="User_20_Entry">Ctrl+Alt+S</text:span>), select Project: &lt;project name&gt; | Project Interpreter.</text:p>
        </text:list-item>
        <text:list-item>
          <text:p text:style-name="P26"><text:bookmark text:name="d120060e38"/><text:bookmark text:name="d120060e39"/>In the <text:a xlink:type="simple" xlink:href="https://www.jetbrains.com/help/pycharm/project-interpreter.html" text:style-name="Internet_20_link" text:visited-style-name="Visited_20_Internet_20_Link">Project Interpreter</text:a> page, click <draw:frame draw:style-name="fr1" draw:name="Image1" text:anchor-type="as-char" svg:width="0.1665in" svg:height="0.3335in" draw:z-index="0"><draw:image xlink:href="Pictures/1000020100000020000000207586B19A44D0485D.png" xlink:type="simple" xlink:show="embed" xlink:actuate="onLoad" loext:mime-type="image/png"/><svg:title>icons general gearPlain svg</svg:title></draw:frame><text:s/>and select Add. </text:p>
        </text:list-item>
        <text:list-item>
          <text:p text:style-name="P26"><text:bookmark text:name="d120060e48"/>In the left-hand pane of the Add Python Interpreter dialog box, select Virtualenv Environment. The following actions depend on whether the virtual environment existed before. </text:p>
          <text:p text:style-name="P26"><text:bookmark text:name="d120060e56"/>If New environment is selected:</text:p>
          <text:list>
            <text:list-item>
              <text:p text:style-name="P26"><text:bookmark text:name="d120060e63"/><text:bookmark text:name="d120060e64"/>Specify the location of the new virtual environment in the text field, or click <draw:frame draw:style-name="fr1" draw:name="Image2" text:anchor-type="as-char" svg:width="0.1563in" svg:height="0.1563in" draw:z-index="1"><draw:image xlink:href="Pictures/100000000000000F0000000F2EB0597E38411C57.png" xlink:type="simple" xlink:show="embed" xlink:actuate="onLoad" loext:mime-type="image/png"/><svg:title>Virtual environment location</svg:title></draw:frame><text:bookmark text:name="d120060e66"/><text:s/>and find location in your file system. Note that the directory where the new virtual environment should be located, must be empty!</text:p>
            </text:list-item>
            <text:list-item>
              <text:p text:style-name="P26"><text:bookmark text:name="d120060e68"/><text:bookmark text:name="d120060e69"/>Choose the base interpreter from the drop-down list, or click <draw:frame draw:style-name="fr1" draw:name="Image3" text:anchor-type="as-char" svg:width="0.1563in" svg:height="0.1563in" draw:z-index="2"><draw:image xlink:href="Pictures/100000000000000F0000000F2EB0597E38411C57.png" xlink:type="simple" xlink:show="embed" xlink:actuate="onLoad" loext:mime-type="image/png"/><svg:title>Choose the base interpreter</svg:title></draw:frame><text:bookmark text:name="d120060e71"/><text:s/>and find the base interpreter in the your file system.</text:p>
            </text:list-item>
            <text:list-item>
              <text:p text:style-name="P26"><text:bookmark text:name="d120060e73"/><text:bookmark text:name="d120060e74"/><text:soft-page-break/>Select the Inherit global site-packages check-box if you want to inherit your global site-packages directory. This check-box corresponds to the <text:span text:style-name="Source_20_Text">--system-site-packages</text:span> option of the <text:a xlink:type="simple" xlink:href="http://www.virtualenv.org/en/latest/index.html" office:target-frame-name="_blank" xlink:show="new" text:style-name="Internet_20_link" text:visited-style-name="Visited_20_Internet_20_Link">virtualenv</text:a> tool.</text:p>
            </text:list-item>
            <text:list-item>
              <text:p text:style-name="P26"><text:bookmark text:name="d120060e85"/><text:bookmark text:name="d120060e86"/>Select the Make available to all projects check-box, if needed.</text:p>
            </text:list-item>
          </text:list>
          <text:p text:style-name="P26"><text:bookmark text:name="d120060e92"/>If Existing environment is selected:</text:p>
          <text:list text:continue-numbering="true">
            <text:list-item>
              <text:p text:style-name="P26"><text:bookmark text:name="d120060e100"/><text:bookmark text:name="d120060e101"/>Specify the required interpreter: use the drop-down list, or click <draw:frame draw:style-name="fr1" draw:name="Image4" text:anchor-type="as-char" svg:width="0.1563in" svg:height="0.1563in" draw:z-index="3"><draw:image xlink:href="Pictures/100000000000000F0000000F2EB0597E38411C57.png" xlink:type="simple" xlink:show="embed" xlink:actuate="onLoad" loext:mime-type="image/png"/><svg:title>Select an interpreter</svg:title></draw:frame><text:bookmark text:name="d120060e103"/><text:s/>and find one in your file system.</text:p>
            </text:list-item>
            <text:list-item>
              <text:p text:style-name="P26"><text:bookmark text:name="d120060e105"/><text:bookmark text:name="d120060e106"/>Select the check-box Make available to all projects, if needed.</text:p>
            </text:list-item>
          </text:list>
        </text:list-item>
        <text:list-item>
          <text:p text:style-name="P26"><text:bookmark text:name="d120060e112"/><text:bookmark text:name="d120060e113"/>Click OK to complete the task.</text:p>
        </text:list-item>
      </text:list>
      <text:p text:style-name="P17"/>
      <text:p text:style-name="P21">Work with psycopg2</text:p>
      <text:p text:style-name="P21">1<text:span text:style-name="T8">.Verbindung aufbauen</text:span></text:p>
      <text:p text:style-name="P7">connection = psycopg2.connect(user="postgres",password="",database="Test",host="localhost")</text:p>
      <text:p text:style-name="P7"/>
      <text:p text:style-name="P8">2. <text:s/><text:span text:style-name="T18">Operationen auf datenbank</text:span> </text:p>
      <text:p text:style-name="P4"><text:span text:style-name="T12">with </text:span>connection.cursor() <text:span text:style-name="T12">as </text:span>cursor:</text:p>
      <text:p text:style-name="P6"><text:s text:c="4"/><text:span text:style-name="T15">cursor.execute(</text:span><text:span text:style-name="T11">'INSERT INTO users(email,first_name,last_name) VALUES(%s,%s,%s)'</text:span><text:span text:style-name="T13">,</text:span></text:p>
      <text:p text:style-name="P5"><text:span text:style-name="T12"><text:s text:c="19"/></text:span><text:span text:style-name="T16">(</text:span><text:span text:style-name="T17">self</text:span><text:span text:style-name="T16">.email</text:span><text:span text:style-name="T14">,</text:span><text:span text:style-name="T17">self</text:span><text:span text:style-name="T16">.first_name</text:span><text:span text:style-name="T14">,</text:span><text:span text:style-name="T17">self</text:span><text:span text:style-name="T16">.last_name))</text:span></text:p>
      <text:p text:style-name="P8"><text:tab/>→<text:span text:style-name="T19"> ab diesen punkt weiß die database vonden isnert macht es aber noch nicht !</text:span></text:p>
      <text:p text:style-name="P8">3. <text:span text:style-name="T18">Veränderungen abschicken und verbindung wieder schließen</text:span></text:p>
      <text:p text:style-name="P3">connection.commit()</text:p>
      <text:p text:style-name="P3"><text:tab/>→<text:span text:style-name="T19"> mit diesen methode zwischen wir die datenbank zum eintrag! Lassen wir den mal <text:tab/>aus dann spring zum beispiel die id einen weiter ! Von zb 1 auf 3! weil 2 <text:tab/>ausgeführt aber nicht committed wurde</text:span></text:p>
      <text:p text:style-name="P9"><text:span text:style-name="T9">connection.close()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29:39.531507695</meta:creation-date>
    <dc:date>2018-10-17T20:21:10.382302355</dc:date>
    <meta:editing-duration>PT1H21M4S</meta:editing-duration>
    <meta:editing-cycles>16</meta:editing-cycles>
    <meta:generator>LibreOffice/6.0.6.2$Linux_X86_64 LibreOffice_project/00m0$Build-2</meta:generator>
    <meta:document-statistic meta:table-count="0" meta:image-count="4" meta:object-count="0" meta:page-count="2" meta:paragraph-count="45" meta:word-count="373" meta:character-count="2650" meta:non-whitespace-character-count="2294"/>
  </office:meta>
</office:document-meta>
</file>